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Точк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Отрезок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Треугольник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Прямоугольный треугольни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6:28:27.449330383</meta:creation-date>
    <dc:date>2020-10-03T16:51:39.934242333</dc:date>
    <meta:editing-duration>PT23M12S</meta:editing-duration>
    <meta:editing-cycles>3</meta:editing-cycles>
    <meta:generator>LibreOffice/6.4.5.2$Linux_X86_64 LibreOffice_project/40$Build-2</meta:generator>
    <meta:document-statistic meta:table-count="1" meta:cell-count="25" meta:object-count="0"/>
  </office:meta>
</office:document-meta>
</file>